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1" svg:font-family="'Times New Roman'"/>
    <style:font-face style:name="Verdana" svg:font-family="Verdana, Helvetica, 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style="normal" style:text-underline-style="solid" style:text-underline-width="auto" style:text-underline-color="font-color" fo:font-weight="bold" officeooo:rsid="00070b6f" officeooo:paragraph-rsid="00070b6f" style:font-size-asian="13.1000003814697pt" style:font-style-asian="normal" style:font-weight-asian="bold" style:font-size-complex="15pt" style:font-style-complex="normal" style:font-weight-complex="bold"/>
    </style:style>
    <style:style style:name="P2" style:family="paragraph" style:parent-style-name="Standard">
      <style:paragraph-properties fo:text-align="start" style:justify-single-word="false"/>
      <style:text-properties fo:color="#000000" style:font-name="Times New Roman" fo:font-size="12pt" fo:font-style="normal" fo:font-weight="normal" officeooo:paragraph-rsid="0007de4b"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color="#000000" style:font-name="Times New Roman" fo:font-size="12pt" fo:font-style="normal" style:text-underline-style="none" fo:font-weight="normal" officeooo:paragraph-rsid="0008877e"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color="#000000" style:font-name="Times New Roman" fo:font-size="12pt" fo:font-style="normal" style:text-underline-style="none" fo:font-weight="normal" officeooo:paragraph-rsid="000a4e9a"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color="#000000" style:font-name="Times New Roman" fo:font-size="12pt" fo:font-style="normal" style:text-underline-style="none" fo:font-weight="normal" officeooo:paragraph-rsid="000dae3b"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color="#000000" style:font-name="Times New Roman" fo:font-size="12pt" fo:font-style="normal" style:text-underline-style="none" fo:font-weight="normal" officeooo:rsid="0008a9e9" officeooo:paragraph-rsid="0008877e"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color="#000000" style:font-name="Times New Roman" fo:font-size="12pt" fo:font-style="normal" style:text-underline-style="none" fo:font-weight="normal" officeooo:rsid="000dae3b" officeooo:paragraph-rsid="000a4e9a"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color="#000000" style:font-name="Times New Roman" fo:font-size="12pt" fo:font-style="normal" style:text-underline-style="none" fo:font-weight="normal" officeooo:rsid="000e89dc" officeooo:paragraph-rsid="000dae3b"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color="#000000" style:font-name="Times New Roman" fo:font-size="12pt" fo:font-style="normal" style:text-underline-style="none" fo:font-weight="normal" officeooo:rsid="000e89dc" officeooo:paragraph-rsid="000e89dc"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000000" style:font-name="Times New Roman" fo:font-size="12pt" fo:font-style="normal" style:text-underline-style="none" fo:font-weight="normal" officeooo:rsid="000e89dc" officeooo:paragraph-rsid="0010f87e" style:font-size-asian="12pt" style:font-style-asian="normal" style:font-weight-asian="normal" style:font-size-complex="12pt" style:font-style-complex="normal" style:font-weight-complex="normal"/>
    </style:style>
    <style:style style:name="T1" style:family="text">
      <style:text-properties officeooo:rsid="0008877e"/>
    </style:style>
    <style:style style:name="T2" style:family="text">
      <style:text-properties officeooo:rsid="0008a9e9"/>
    </style:style>
    <style:style style:name="T3" style:family="text">
      <style:text-properties officeooo:rsid="000a4e9a"/>
    </style:style>
    <style:style style:name="T4" style:family="text">
      <style:text-properties officeooo:rsid="000bc725"/>
    </style:style>
    <style:style style:name="T5" style:family="text">
      <style:text-properties officeooo:rsid="000dae3b"/>
    </style:style>
    <style:style style:name="T6" style:family="text">
      <style:text-properties officeooo:rsid="000e89dc"/>
    </style:style>
    <style:style style:name="T7" style:family="text">
      <style:text-properties officeooo:rsid="0010f87e"/>
    </style:style>
    <style:style style:name="T8" style:family="text">
      <style:text-properties fo:font-variant="normal" fo:text-transform="none" fo:letter-spacing="normal" officeooo:rsid="0010f87e"/>
    </style:style>
    <style:style style:name="T9" style:family="text">
      <style:text-properties style:text-underline-style="none" officeooo:rsid="0007de4b" style:font-style-asian="normal" style:font-style-complex="normal"/>
    </style:style>
    <style:style style:name="T10" style:family="text">
      <style:text-properties style:text-underline-style="none" officeooo:rsid="0008877e" style:font-style-asian="normal" style:font-style-complex="normal"/>
    </style:style>
    <style:style style:name="T11" style:family="text">
      <style:text-properties style:text-underline-style="none" officeooo:rsid="0010f87e" style:font-style-asian="normal" style:font-style-complex="normal"/>
    </style:style>
    <style:style style:name="T12" style:family="text">
      <style:text-properties officeooo:rsid="0011825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ve month report</text:p>
      <text:p text:style-name="P1"/>
      <text:p text:style-name="P2"><text:span text:style-name="T9">Since starting I have been attending a number of MAGIC courses. In the first semester I attended a 10 hour category theory course, covering the basic definitions and theorems of the topic, in a general manner that could be easily applied to which ever area of maths it is required in. I also attended a 10 hour number theory course, </text:span><text:span text:style-name="T10">studying rings of integers. </text:span><text:span text:style-name="T11">This included </text:span><text:span text:style-name="T8">Dirichlet's unit theorem and mentioned both the <text:s/>Dedekind zeta function and Dirichlet's class number formula.</text:span></text:p>
      <text:p text:style-name="P2"><text:span text:style-name="T8"/></text:p>
      <text:p text:style-name="P3"><text:span text:style-name="T1">This semester I am currently attending three courses. Commutative algebra is one, which so far has covered all the essential results for rings and modules, and is now moving to some geometric relations with them. I am also attending algebraic geometry, which is </text:span><text:span text:style-name="T2">using the abstract definition of a variety to develop the link between algebra and geometry, with and aim to proving the Riemann-Roch theorem by the end of the course. Finally, I am going to the Representation of Groups lecture course. This course begins with defining what a representation is and what characters are, and intends to finally cover the representation theory of </text:span><text:span text:style-name="T3">the symmetric </text:span><text:span text:style-name="T2">groups.</text:span></text:p>
      <text:p text:style-name="P6"/>
      <text:p text:style-name="P4"><text:span text:style-name="T3">The main literature that I have read since starting is William Fulton's Algebraic Curves. This book takes a classical approach to algebraic geometry (i.e. without sheaves or schemes), <text:s/>works through from basic definitions to divisors and a full prove of the Riemann-Roch theorem. </text:span><text:span text:style-name="T4">Exercises from the book were used to check and test my understanding of the topics covered. In particular, a question at the end of the last chapter, on the derivation of the Hurwitz formula was completed very thoroughly. </text:span><text:span text:style-name="T5">It was written in to a four page document, and will be particularly useful as it is a special case of a formula I will be using a lot. In working through this exercise I used a lot of information that will be <text:s/></text:span><text:span text:style-name="T12">useful in future work.</text:span></text:p>
      <text:p text:style-name="P7"/>
      <text:p text:style-name="P5"><text:span text:style-name="T5">Another piece of literature I looked at was Sheaf Theory by B. R. Tennison. I followed this text along with notes from Bernhard's MAGIC course that ran in Spring 2010. In this I learnt all the basic theorems </text:span><text:span text:style-name="T6">and definitions </text:span><text:span text:style-name="T5">required to understand </text:span><text:span text:style-name="T6">Sheaf theory, as well as working through examples, and eventually seeing applications.</text:span></text:p>
      <text:p text:style-name="P8"/>
      <text:p text:style-name="P9">I have also been reading a paper by Bernhard, titled “Faithful Action on the Space of Global Differentials of an Algebraic Curve”. This paper looks at when a finite group G which acts on a connected smooth projective algebraic curve acts faithfully on H^0(X, \Omega_X), the space of global holomorphic differentials. It turns out that G nearly always acts faithfully on this space, with only a couple of exceptions. Having read this paper Bernhard then recommended that I try and extend the result to see when G would act faithfully on the the space H^0(X, \Omega^\tensor m_X).</text:p>
      <text:p text:style-name="P9"/>
      <text:p text:style-name="P10"><text:span text:style-name="T7">I have done a large part of this, finding that the group nearly always acts non-trivial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Times New Roman1" svg:font-family="'Times New Roman'"/>
    <style:font-face style:name="Verdana" svg:font-family="Verdana, Helvetica, 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tait </meta:initial-creator>
    <meta:creation-date>2011-02-24T13:35:18</meta:creation-date>
    <dc:date>2011-02-28T14:07:57</dc:date>
    <dc:creator>jtait </dc:creator>
    <meta:editing-duration>PT01H06M45S</meta:editing-duration>
    <meta:editing-cycles>2</meta:editing-cycles>
    <meta:generator>OpenOffice.org/3.2$Unix OpenOffice.org_project/320m19$Build-9505</meta:generator>
    <meta:document-statistic meta:table-count="0" meta:image-count="0" meta:object-count="0" meta:page-count="1" meta:paragraph-count="7" meta:word-count="489" meta:character-count="2894"/>
  </office:meta>
</office:document-meta>
</file>